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ejaVu Serif" svg:font-family="'DejaVu Serif'" style:font-family-generic="roman" style:font-pitch="variable"/>
    <style:font-face style:name="DejaVu Sans" svg:font-family="'DejaVu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5771in" style:rel-column-width="5461*"/>
    </style:style>
    <style:style style:name="Table1.L" style:family="table-column">
      <style:table-column-properties style:column-width="0.5771in" style:rel-column-width="5464*"/>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F1" style:family="table-cell">
      <style:table-cell-properties fo:background-color="transparent" fo:padding="0.0382in" fo:border-left="0.5pt solid #000000" fo:border-right="0.5pt solid #000000" fo:border-top="none" fo:border-bottom="none" style:writing-mode="page">
        <style:background-image/>
      </style:table-cell-properties>
    </style:style>
    <style:style style:name="Table1.L1" style:family="table-cell">
      <style:table-cell-properties fo:background-color="transparent" fo:padding="0.0382in" fo:border-left="0.5pt solid #000000" fo:border-right="none" fo:border-top="none" fo:border-bottom="none"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P1" style:family="paragraph" style:parent-style-name="Standard">
      <style:text-properties officeooo:rsid="00146b44" officeooo:paragraph-rsid="00146b44"/>
    </style:style>
    <style:style style:name="P2" style:family="paragraph" style:parent-style-name="Standard">
      <style:text-properties officeooo:rsid="00160de3" officeooo:paragraph-rsid="00160de3"/>
    </style:style>
    <style:style style:name="P3" style:family="paragraph" style:parent-style-name="Standard">
      <style:text-properties officeooo:rsid="0016986c" officeooo:paragraph-rsid="0016986c"/>
    </style:style>
    <style:style style:name="P4" style:family="paragraph" style:parent-style-name="Standard">
      <style:text-properties officeooo:rsid="0016986c" officeooo:paragraph-rsid="0019ae2d"/>
    </style:style>
    <style:style style:name="P5" style:family="paragraph" style:parent-style-name="Standard">
      <style:text-properties officeooo:rsid="001a693b" officeooo:paragraph-rsid="001bf435"/>
    </style:style>
    <style:style style:name="P6" style:family="paragraph" style:parent-style-name="Standard">
      <style:text-properties officeooo:rsid="001a693b" officeooo:paragraph-rsid="00212998"/>
    </style:style>
    <style:style style:name="P7" style:family="paragraph" style:parent-style-name="Standard">
      <style:text-properties officeooo:rsid="001cde91" officeooo:paragraph-rsid="001cde91"/>
    </style:style>
    <style:style style:name="P8" style:family="paragraph" style:parent-style-name="Standard">
      <style:text-properties officeooo:rsid="00212998" officeooo:paragraph-rsid="00212998"/>
    </style:style>
    <style:style style:name="P9" style:family="paragraph" style:parent-style-name="Standard">
      <style:text-properties officeooo:rsid="00251f9b" officeooo:paragraph-rsid="00251f9b"/>
    </style:style>
    <style:style style:name="P10" style:family="paragraph" style:parent-style-name="Standard">
      <style:text-properties officeooo:rsid="002711f9" officeooo:paragraph-rsid="002711f9"/>
    </style:style>
    <style:style style:name="P11" style:family="paragraph" style:parent-style-name="Standard">
      <style:text-properties style:text-underline-style="solid" style:text-underline-width="auto" style:text-underline-color="font-color" officeooo:rsid="00251f9b" officeooo:paragraph-rsid="00251f9b"/>
    </style:style>
    <style:style style:name="P12" style:family="paragraph" style:parent-style-name="Standard">
      <style:text-properties style:text-underline-style="solid" style:text-underline-width="auto" style:text-underline-color="font-color" officeooo:rsid="00212998" officeooo:paragraph-rsid="00212998"/>
    </style:style>
    <style:style style:name="P13" style:family="paragraph" style:parent-style-name="Standard">
      <style:text-properties style:text-underline-style="solid" style:text-underline-width="auto" style:text-underline-color="font-color" officeooo:rsid="0016986c" officeooo:paragraph-rsid="0016986c"/>
    </style:style>
    <style:style style:name="P14" style:family="paragraph" style:parent-style-name="Standard">
      <style:text-properties style:text-underline-style="solid" style:text-underline-width="auto" style:text-underline-color="font-color" officeooo:rsid="00160de3" officeooo:paragraph-rsid="00160de3"/>
    </style:style>
    <style:style style:name="P15" style:family="paragraph" style:parent-style-name="Standard">
      <style:text-properties officeooo:rsid="002c478e" officeooo:paragraph-rsid="002c478e"/>
    </style:style>
    <style:style style:name="P16" style:family="paragraph" style:parent-style-name="Table_20_Contents">
      <style:paragraph-properties fo:text-align="start" style:justify-single-word="false"/>
      <style:text-properties fo:color="#000000" style:text-outline="false" style:text-line-through-style="none" style:text-line-through-type="none" style:font-name="DejaVu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style:text-outline="false" style:text-line-through-style="none" style:text-line-through-type="none" style:font-name="DejaVu Serif" fo:font-size="12pt" fo:font-style="normal" fo:text-shadow="none" style:text-underline-style="none" fo:font-weight="normal" officeooo:rsid="0016986c" officeooo:paragraph-rsid="0016986c"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Standard">
      <style:text-properties officeooo:rsid="001bf435" officeooo:paragraph-rsid="00212998"/>
    </style:style>
    <style:style style:name="T1" style:family="text">
      <style:text-properties officeooo:rsid="00160de3"/>
    </style:style>
    <style:style style:name="T2" style:family="text">
      <style:text-properties officeooo:rsid="0019ae2d"/>
    </style:style>
    <style:style style:name="T3" style:family="text">
      <style:text-properties officeooo:rsid="001bf435"/>
    </style:style>
    <style:style style:name="T4" style:family="text">
      <style:text-properties officeooo:rsid="001e3861"/>
    </style:style>
    <style:style style:name="T5" style:family="text">
      <style:text-properties officeooo:rsid="00212998"/>
    </style:style>
    <style:style style:name="T6" style:family="text">
      <style:text-properties officeooo:rsid="00224493"/>
    </style:style>
    <style:style style:name="T7" style:family="text">
      <style:text-properties officeooo:rsid="00244425"/>
    </style:style>
    <style:style style:name="T8" style:family="text">
      <style:text-properties officeooo:rsid="00251f9b"/>
    </style:style>
    <style:style style:name="T9" style:family="text">
      <style:text-properties officeooo:rsid="002711f9"/>
    </style:style>
    <style:style style:name="T10" style:family="text">
      <style:text-properties officeooo:rsid="0027af0e"/>
    </style:style>
    <style:style style:name="T11" style:family="text">
      <style:text-properties officeooo:rsid="002e42c4"/>
    </style:style>
    <style:style style:name="T12" style:family="text">
      <style:text-properties officeooo:rsid="002f4cff"/>
    </style:style>
    <style:style style:name="T13" style:family="text">
      <style:text-properties officeooo:rsid="00354c99"/>
    </style:style>
    <style:style style:name="T14" style:family="text">
      <style:text-properties officeooo:rsid="00374ab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3">Kangaroo Crew® </text:span>Alphabet Matching Game</text:p>
      <text:p text:style-name="P1">Adaptive Difficulty <text:span text:style-name="T1">System</text:span></text:p>
      <text:p text:style-name="P1"/>
      <text:p text:style-name="P14">Goals</text:p>
      <text:p text:style-name="P2"/>
      <text:p text:style-name="P2">- to teach the association between the names and the forms of letters</text:p>
      <text:p text:style-name="P2">- to establish the order of the alphabet</text:p>
      <text:p text:style-name="P2">- to cover upper and lower case</text:p>
      <text:p text:style-name="P2">- to expose the player to a slowly increasing level of difficulty</text:p>
      <text:p text:style-name="P2">- <text:span text:style-name="T12">to balance repetition and fresh experience</text:span></text:p>
      <text:p text:style-name="P2">- to eliminate player choice at the start of play, such as explicitly choosing a difficulty level, case, or letter</text:p>
      <text:p text:style-name="P2"/>
      <text:p text:style-name="P13">Mechanism</text:p>
      <text:p text:style-name="P3"/>
      <text:p text:style-name="P3">Each letter is assigned a difficulty level, <text:span text:style-name="T8">which is a decimal number from 0 to 5</text:span>. Upper and lower case letters are treated separately. On a fresh profile, the difficulty is zero for every letter. Difficulty levels are saved between play sessions.</text:p>
      <text:p text:style-name="P3"/>
      <table:table table:name="Table1" table:style-name="Table1">
        <table:table-column table:style-name="Table1.A" table:number-columns-repeated="11"/>
        <table:table-column table:style-name="Table1.L"/>
        <table:table-row>
          <table:table-cell table:style-name="Table1.A1" office:value-type="string">
            <text:p text:style-name="P17">A</text:p>
          </table:table-cell>
          <table:table-cell table:style-name="Table1.A1" office:value-type="string">
            <text:p text:style-name="P17">B</text:p>
          </table:table-cell>
          <table:table-cell table:style-name="Table1.A1" office:value-type="string">
            <text:p text:style-name="P17">C</text:p>
          </table:table-cell>
          <table:table-cell table:style-name="Table1.A1" office:value-type="string">
            <text:p text:style-name="P17">D</text:p>
          </table:table-cell>
          <table:table-cell table:style-name="Table1.A1" office:value-type="string">
            <text:p text:style-name="P17">E</text:p>
          </table:table-cell>
          <table:table-cell table:style-name="Table1.F1" office:value-type="string">
            <text:p text:style-name="P16">...</text:p>
          </table:table-cell>
          <table:table-cell table:style-name="Table1.A1" office:value-type="string">
            <text:p text:style-name="P17">a</text:p>
          </table:table-cell>
          <table:table-cell table:style-name="Table1.A1" office:value-type="string">
            <text:p text:style-name="P17">b</text:p>
          </table:table-cell>
          <table:table-cell table:style-name="Table1.A1" office:value-type="string">
            <text:p text:style-name="P17">c</text:p>
          </table:table-cell>
          <table:table-cell table:style-name="Table1.A1" office:value-type="string">
            <text:p text:style-name="P17">d</text:p>
          </table:table-cell>
          <table:table-cell table:style-name="Table1.A1" office:value-type="string">
            <text:p text:style-name="P17">e</text:p>
          </table:table-cell>
          <table:table-cell table:style-name="Table1.L1" office:value-type="string">
            <text:p text:style-name="P16">...</text:p>
          </table:table-cell>
        </table:table-row>
        <table:table-row>
          <table:table-cell table:style-name="Table1.A2" office:value-type="string">
            <text:p text:style-name="P17">0</text:p>
          </table:table-cell>
          <table:table-cell table:style-name="Table1.A2" office:value-type="string">
            <text:p text:style-name="P17">0</text:p>
          </table:table-cell>
          <table:table-cell table:style-name="Table1.A2" office:value-type="string">
            <text:p text:style-name="P17">0</text:p>
          </table:table-cell>
          <table:table-cell table:style-name="Table1.A2" office:value-type="string">
            <text:p text:style-name="P17">0</text:p>
          </table:table-cell>
          <table:table-cell table:style-name="Table1.A2" office:value-type="string">
            <text:p text:style-name="P17">0</text:p>
          </table:table-cell>
          <table:table-cell table:style-name="Table1.F1" office:value-type="string">
            <text:p text:style-name="P17"/>
          </table:table-cell>
          <table:table-cell table:style-name="Table1.A2" office:value-type="string">
            <text:p text:style-name="P17">0</text:p>
          </table:table-cell>
          <table:table-cell table:style-name="Table1.A2" office:value-type="string">
            <text:p text:style-name="P17">0</text:p>
          </table:table-cell>
          <table:table-cell table:style-name="Table1.A2" office:value-type="string">
            <text:p text:style-name="P17">0</text:p>
          </table:table-cell>
          <table:table-cell table:style-name="Table1.A2" office:value-type="string">
            <text:p text:style-name="P17">0</text:p>
          </table:table-cell>
          <table:table-cell table:style-name="Table1.A2" office:value-type="string">
            <text:p text:style-name="P17">0</text:p>
          </table:table-cell>
          <table:table-cell table:style-name="Table1.L1" office:value-type="string">
            <text:p text:style-name="P16"/>
          </table:table-cell>
        </table:table-row>
      </table:table>
      <text:p text:style-name="P3"/>
      <text:p text:style-name="P12">The Game</text:p>
      <text:p text:style-name="P8"/>
      <text:p text:style-name="P3">The loop of play is: select a window, and play through it three times. <text:span text:style-name="T7">In between each play-through of the window, a small animation is shown containing characters associated with letters.</text:span></text:p>
      <text:p text:style-name="P3"/>
      <text:p text:style-name="P4">A window is a group of <text:span text:style-name="T14">three</text:span> letters in alphabetical order, <text:span text:style-name="T2">without regard for case</text:span>. For example, <text:span text:style-name="T14">EFG</text:span> or NOP. <text:span text:style-name="T2">There are 24 possible windows. To select the next window for play, each window is first scored by adding up the difficulty levels for all letters in the window, including both upper and lower case. A random window is then selected from among the lowest scoring.</text:span></text:p>
      <text:p text:style-name="P4"/>
      <text:p text:style-name="P8">This has multiple effects. It exposes the player more often to letters they struggle with, <text:span text:style-name="T6">than letters they perform well on</text:span>. <text:span text:style-name="T6">It shuffles the alphabet, so that the player cannot completely expect what letter will be chosen next. But it also preserves the alphabetical order within windows, so players will come to be familiar with it. Because the window is played through three times, there is reinforcement of both each individual letter, and the order of the letters in the window.</text:span></text:p>
      <text:p text:style-name="P4"/>
      <text:p text:style-name="P6">A window is played through by playing through each of its letters in order. <text:span text:style-name="T3">A</text:span> letter is played by displaying it at the top of the screen. <text:span text:style-name="T9">The game pronounces the name of this goal letter. S</text:span>ix random letters <text:span text:style-name="T9">are placed </text:span>below <text:span text:style-name="T9">the goal letter</text:span>, including some which match <text:span text:style-name="T9">it</text:span>. <text:span text:style-name="T5">This basic layout is modified as the difficulty </text:span><text:soft-page-break/><text:span text:style-name="T5">increases (see below). The case of the goal letter is determined based on the difficulty levels of the upper and lower case versions of the letter (see below). </text:span>The player then selects letters from the lower area until there are no matches remaining. <text:span text:style-name="T3">The game then updates the difficulty for that letter, increasing it if the answers were all correct and timely, and decreasing it if there were any mistakes or the player took too long. The amount of increase on mistake-free play (0.5) is larger than the amount of decrease when a mistake is made (-0.33). Additionally, there is a cumulative bonus for playing without any mistakes.</text:span></text:p>
      <text:p text:style-name="P6"/>
      <text:p text:style-name="P18">This system accounts for both the learning of letters, and rewarding the player’s attention. A distracted player is likely to make a mistake or take too long, especially on the higher difficulty levels, even for a letter they know well, because the goal letter is obscured.</text:p>
      <text:p text:style-name="P5"/>
      <text:p text:style-name="P11">Difficulty Progression</text:p>
      <text:p text:style-name="P9"/>
      <text:p text:style-name="P9">Level 0-1: There are three matching and three random non-matching letters.</text:p>
      <text:p text:style-name="P9">Level 1-2: <text:span text:style-name="T9">There are two matching and four random non-matching letters.</text:span></text:p>
      <text:p text:style-name="P10">Level 2-3: There are one matching and five random non-matching letters.</text:p>
      <text:p text:style-name="P10">Level 3-4: <text:span text:style-name="T10">Letters as in Level 2-3</text:span>. The goal letter is visually obscured by a cloud which moves <text:span text:style-name="T10">slowly </text:span>to the side, eventually revealing the letter. The cloud can be tapped to move it away faster. <text:span text:style-name="T11">Revealing the letter counts as a mistake.</text:span></text:p>
      <text:p text:style-name="P15">Level 4-5: Letters as in Level 2-3. The goal letter is only audible and not visible.</text:p>
      <text:p text:style-name="P9"/>
      <text:p text:style-name="P12">Case Selection</text:p>
      <text:p text:style-name="P8"/>
      <text:p text:style-name="P7">Case is selected based on the difficulty of each case for the given letter. If the upper case difficulty is less than 4, only upper case is selected. Otherwise, if the lower case difficulty is less than 4, there is a ¾ chance of selecting lower case. Otherwise there is a ½ chance for each case. <text:span text:style-name="T4">This has the effect of exposing the player to only upper case until they are at the final difficulty level. Then the game mostly switches to lower case, while still occasionally reinforcing upper case. When lower case has also reached the final difficulty level, both cases are presented equally.</text:span></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DejaVu Serif" svg:font-family="'DejaVu Serif'" style:font-family-generic="roman" style:font-pitch="variable"/>
    <style:font-face style:name="DejaVu Sans" svg:font-family="'DejaVu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DejaVu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DejaVu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9T16:51:24.771184686</meta:creation-date>
    <dc:date>2019-05-28T16:41:38.756093262</dc:date>
    <meta:editing-duration>PT1H7M43S</meta:editing-duration>
    <meta:editing-cycles>28</meta:editing-cycles>
    <meta:generator>LibreOffice/6.2.2.2$Linux_X86_64 LibreOffice_project/20$Build-2</meta:generator>
    <meta:document-statistic meta:table-count="1" meta:image-count="0" meta:object-count="0" meta:page-count="2" meta:paragraph-count="47" meta:word-count="734" meta:character-count="4153" meta:non-whitespace-character-count="3466"/>
  </office:meta>
</office:document-meta>
</file>